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3efa7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c3efa7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3.684cm" svg:height="3.215cm" svg:x="8.845cm" svg:y="13.336cm" svg:viewBox="0 0 3685 3216" draw:points="926,27 2752,20 3685,1622 2758,3216 920,3216 0,1615 920,0">
            <text:p/>
          </draw:polygon>
          <draw:g>
            <draw:g>
              <draw:line draw:style-name="gr2" draw:text-style-name="P2" draw:layer="layout" svg:x1="9.765cm" svg:y1="16.554cm" svg:x2="11.605cm" svg:y2="16.554cm">
                <text:p/>
              </draw:line>
              <draw:line draw:style-name="gr2" draw:text-style-name="P2" draw:layer="layout" svg:x1="10.886cm" svg:y1="16.444cm" svg:x2="10.669cm" svg:y2="16.661cm">
                <text:p/>
              </draw:line>
              <draw:line draw:style-name="gr2" draw:text-style-name="P2" draw:layer="layout" svg:x1="10.765cm" svg:y1="16.444cm" svg:x2="10.548cm" svg:y2="16.661cm">
                <text:p/>
              </draw:line>
            </draw:g>
            <draw:g>
              <draw:line draw:style-name="gr2" draw:text-style-name="P2" draw:layer="layout" svg:x1="9.765cm" svg:y1="16.551cm" svg:x2="10.685cm" svg:y2="14.957cm">
                <text:p/>
              </draw:line>
              <draw:line draw:style-name="gr2" draw:text-style-name="P2" draw:layer="layout" svg:x1="10.235cm" svg:y1="15.532cm" svg:x2="10.314cm" svg:y2="15.828cm">
                <text:p/>
              </draw:line>
              <draw:line draw:style-name="gr2" draw:text-style-name="P2" draw:layer="layout" svg:x1="10.17cm" svg:y1="15.635cm" svg:x2="10.249cm" svg:y2="15.931cm">
                <text:p/>
              </draw:line>
            </draw:g>
            <draw:g>
              <draw:line draw:style-name="gr2" draw:text-style-name="P2" draw:layer="layout" svg:x1="10.685cm" svg:y1="14.957cm" svg:x2="11.605cm" svg:y2="16.551cm">
                <text:p/>
              </draw:line>
              <draw:line draw:style-name="gr2" draw:text-style-name="P2" draw:layer="layout" svg:x1="11.34cm" svg:y1="15.878cm" svg:x2="11.044cm" svg:y2="15.799cm">
                <text:p/>
              </draw:line>
              <draw:line draw:style-name="gr2" draw:text-style-name="P2" draw:layer="layout" svg:x1="11.284cm" svg:y1="15.768cm" svg:x2="10.988cm" svg:y2="15.689cm">
                <text:p/>
              </draw:line>
            </draw:g>
            <draw:g>
              <draw:line draw:style-name="gr2" draw:text-style-name="P2" draw:layer="layout" svg:x1="11.61cm" svg:y1="16.551cm" svg:x2="12.53cm" svg:y2="14.957cm">
                <text:p/>
              </draw:line>
              <draw:line draw:style-name="gr2" draw:text-style-name="P2" draw:layer="layout" svg:x1="12.074cm" svg:y1="15.531cm" svg:x2="12.153cm" svg:y2="15.827cm">
                <text:p/>
              </draw:line>
              <draw:line draw:style-name="gr2" draw:text-style-name="P2" draw:layer="layout" svg:x1="12.014cm" svg:y1="15.635cm" svg:x2="12.093cm" svg:y2="15.931cm">
                <text:p/>
              </draw:line>
            </draw:g>
            <draw:g>
              <draw:line draw:style-name="gr2" draw:text-style-name="P2" draw:layer="layout" svg:x1="10.691cm" svg:y1="14.957cm" svg:x2="12.531cm" svg:y2="14.957cm">
                <text:p/>
              </draw:line>
              <draw:line draw:style-name="gr2" draw:text-style-name="P2" draw:layer="layout" svg:x1="11.811cm" svg:y1="14.853cm" svg:x2="11.594cm" svg:y2="15.07cm">
                <text:p/>
              </draw:line>
              <draw:line draw:style-name="gr2" draw:text-style-name="P2" draw:layer="layout" svg:x1="11.69cm" svg:y1="14.853cm" svg:x2="11.473cm" svg:y2="15.07cm">
                <text:p/>
              </draw:line>
            </draw:g>
            <draw:g>
              <draw:line draw:style-name="gr2" draw:text-style-name="P2" draw:layer="layout" svg:x1="12.53cm" svg:y1="14.96cm" svg:x2="11.61cm" svg:y2="13.366cm">
                <text:p/>
              </draw:line>
              <draw:line draw:style-name="gr2" draw:text-style-name="P2" draw:layer="layout" svg:x1="11.871cm" svg:y1="14.038cm" svg:x2="12.167cm" svg:y2="14.117cm">
                <text:p/>
              </draw:line>
              <draw:line draw:style-name="gr2" draw:text-style-name="P2" draw:layer="layout" svg:x1="11.934cm" svg:y1="14.151cm" svg:x2="12.23cm" svg:y2="14.23cm">
                <text:p/>
              </draw:line>
            </draw:g>
            <draw:g>
              <draw:line draw:style-name="gr2" draw:text-style-name="P2" draw:layer="layout" svg:x1="10.685cm" svg:y1="14.96cm" svg:x2="11.605cm" svg:y2="13.366cm">
                <text:p/>
              </draw:line>
              <draw:line draw:style-name="gr2" draw:text-style-name="P2" draw:layer="layout" svg:x1="11.153cm" svg:y1="13.934cm" svg:x2="11.232cm" svg:y2="14.23cm">
                <text:p/>
              </draw:line>
              <draw:line draw:style-name="gr2" draw:text-style-name="P2" draw:layer="layout" svg:x1="11.096cm" svg:y1="14.038cm" svg:x2="11.175cm" svg:y2="14.334cm">
                <text:p/>
              </draw:line>
            </draw:g>
            <draw:g>
              <draw:line draw:style-name="gr2" draw:text-style-name="P2" draw:layer="layout" svg:x1="11.605cm" svg:y1="13.363cm" svg:x2="9.765cm" svg:y2="13.363cm">
                <text:p/>
              </draw:line>
              <draw:line draw:style-name="gr2" draw:text-style-name="P2" draw:layer="layout" svg:x1="10.488cm" svg:y1="13.475cm" svg:x2="10.705cm" svg:y2="13.258cm">
                <text:p/>
              </draw:line>
              <draw:line draw:style-name="gr2" draw:text-style-name="P2" draw:layer="layout" svg:x1="10.61cm" svg:y1="13.475cm" svg:x2="10.827cm" svg:y2="13.258cm">
                <text:p/>
              </draw:line>
            </draw:g>
            <draw:g>
              <draw:line draw:style-name="gr2" draw:text-style-name="P2" draw:layer="layout" svg:x1="10.685cm" svg:y1="14.957cm" svg:x2="9.765cm" svg:y2="13.363cm">
                <text:p/>
              </draw:line>
              <draw:line draw:style-name="gr2" draw:text-style-name="P2" draw:layer="layout" svg:x1="10.033cm" svg:y1="14.038cm" svg:x2="10.329cm" svg:y2="14.117cm">
                <text:p/>
              </draw:line>
              <draw:line draw:style-name="gr2" draw:text-style-name="P2" draw:layer="layout" svg:x1="10.096cm" svg:y1="14.151cm" svg:x2="10.392cm" svg:y2="14.23cm">
                <text:p/>
              </draw:line>
            </draw:g>
            <draw:g>
              <draw:line draw:style-name="gr2" draw:text-style-name="P2" draw:layer="layout" svg:x1="10.685cm" svg:y1="14.957cm" svg:x2="8.845cm" svg:y2="14.957cm">
                <text:p/>
              </draw:line>
              <draw:line draw:style-name="gr2" draw:text-style-name="P2" draw:layer="layout" svg:x1="9.568cm" svg:y1="15.07cm" svg:x2="9.785cm" svg:y2="14.853cm">
                <text:p/>
              </draw:line>
              <draw:line draw:style-name="gr2" draw:text-style-name="P2" draw:layer="layout" svg:x1="9.69cm" svg:y1="15.07cm" svg:x2="9.907cm" svg:y2="14.853cm">
                <text:p/>
              </draw:line>
            </draw:g>
            <draw:g>
              <draw:line draw:style-name="gr2" draw:text-style-name="P2" draw:layer="layout" svg:x1="9.772cm" svg:y1="16.551cm" svg:x2="8.852cm" svg:y2="14.957cm">
                <text:p/>
              </draw:line>
              <draw:line draw:style-name="gr2" draw:text-style-name="P2" draw:layer="layout" svg:x1="9.115cm" svg:y1="15.642cm" svg:x2="9.411cm" svg:y2="15.721cm">
                <text:p/>
              </draw:line>
              <draw:line draw:style-name="gr2" draw:text-style-name="P2" draw:layer="layout" svg:x1="9.176cm" svg:y1="15.748cm" svg:x2="9.472cm" svg:y2="15.827cm">
                <text:p/>
              </draw:line>
            </draw:g>
            <draw:g>
              <draw:line draw:style-name="gr2" draw:text-style-name="P2" draw:layer="layout" svg:x1="9.759cm" svg:y1="13.366cm" svg:x2="8.839cm" svg:y2="14.96cm">
                <text:p/>
              </draw:line>
              <draw:line draw:style-name="gr2" draw:text-style-name="P2" draw:layer="layout" svg:x1="9.293cm" svg:y1="14.394cm" svg:x2="9.214cm" svg:y2="14.098cm">
                <text:p/>
              </draw:line>
              <draw:line draw:style-name="gr2" draw:text-style-name="P2" draw:layer="layout" svg:x1="9.357cm" svg:y1="14.287cm" svg:x2="9.278cm" svg:y2="13.991cm">
                <text:p/>
              </draw:lin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3:49:47.861285557</meta:creation-date>
    <dc:date>2018-03-12T13:50:00.552861154</dc:date>
    <meta:editing-duration>PT13S</meta:editing-duration>
    <meta:editing-cycles>1</meta:editing-cycles>
    <meta:document-statistic meta:object-count="51"/>
    <meta:generator>LibreOffice/6.0.0.3$MacOSX_X86_64 LibreOffice_project/64a0f66915f38c6217de274f0aa8e15618924765</meta:generator>
  </office:meta>
</office:document-meta>
</file>